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5a20d" officeooo:paragraph-rsid="0015a20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a20d" officeooo:paragraph-rsid="0015a20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line-height="150%"/>
      <style:text-properties officeooo:rsid="0015a20d" officeooo:paragraph-rsid="0015a20d"/>
    </style:style>
    <style:style style:name="P4" style:family="paragraph" style:parent-style-name="Standard" style:list-style-name="L1">
      <style:paragraph-properties fo:line-height="115%"/>
      <style:text-properties officeooo:rsid="0015a20d" officeooo:paragraph-rsid="0015a20d"/>
    </style:style>
    <style:style style:name="P5" style:family="paragraph" style:parent-style-name="Standard" style:list-style-name="L1">
      <style:paragraph-properties fo:line-height="150%"/>
      <style:text-properties officeooo:rsid="0017348d" officeooo:paragraph-rsid="0017348d"/>
    </style:style>
    <style:style style:name="P6" style:family="paragraph" style:parent-style-name="Standard" style:list-style-name="L1">
      <style:paragraph-properties fo:line-height="150%"/>
      <style:text-properties officeooo:rsid="00186fd8" officeooo:paragraph-rsid="00186fd8"/>
    </style:style>
    <style:style style:name="P7" style:family="paragraph" style:parent-style-name="Standard" style:list-style-name="L1">
      <style:paragraph-properties fo:line-height="150%"/>
      <style:text-properties officeooo:rsid="0019d3f3" officeooo:paragraph-rsid="0019d3f3"/>
    </style:style>
    <style:style style:name="P8" style:family="paragraph" style:parent-style-name="Standard" style:list-style-name="L1">
      <style:paragraph-properties fo:line-height="150%"/>
      <style:text-properties officeooo:rsid="001bcf0e" officeooo:paragraph-rsid="001bcf0e"/>
    </style:style>
    <style:style style:name="P9" style:family="paragraph" style:parent-style-name="Standard" style:list-style-name="L1">
      <style:paragraph-properties fo:line-height="150%"/>
      <style:text-properties officeooo:rsid="001d20b5" officeooo:paragraph-rsid="001d20b5"/>
    </style:style>
    <style:style style:name="P10" style:family="paragraph" style:parent-style-name="Standard" style:list-style-name="L1">
      <style:paragraph-properties fo:line-height="150%"/>
      <style:text-properties officeooo:rsid="001d900f" officeooo:paragraph-rsid="001d900f"/>
    </style:style>
    <style:style style:name="P11" style:family="paragraph" style:parent-style-name="Standard" style:list-style-name="L1">
      <style:paragraph-properties fo:line-height="150%"/>
      <style:text-properties officeooo:rsid="001df409" officeooo:paragraph-rsid="001df409"/>
    </style:style>
    <style:style style:name="P12" style:family="paragraph" style:parent-style-name="Standard" style:list-style-name="L1">
      <style:paragraph-properties fo:line-height="150%"/>
      <style:text-properties officeooo:rsid="001e1b60" officeooo:paragraph-rsid="001e1b60"/>
    </style:style>
    <style:style style:name="P13" style:family="paragraph" style:parent-style-name="Standard" style:list-style-name="L1">
      <style:paragraph-properties fo:line-height="150%"/>
      <style:text-properties officeooo:rsid="00209db6" officeooo:paragraph-rsid="00209db6"/>
    </style:style>
    <style:style style:name="T1" style:family="text">
      <style:text-properties officeooo:rsid="0016fccc"/>
    </style:style>
    <style:style style:name="T2" style:family="text">
      <style:text-properties officeooo:rsid="002278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PS FOR PHOTOSHOP</text:p>
      <text:p text:style-name="P1"/>
      <text:list xml:id="list211258272" text:style-name="L1">
        <text:list-item>
          <text:p text:style-name="P3">Always create presets files that have the sizes that you usually use. (in pixels).</text:p>
        </text:list-item>
        <text:list-item>
          <text:p text:style-name="P3">ZOOM IN – CTRL + | ZOOM OUT – CTRL -</text:p>
        </text:list-item>
        <text:list-item>
          <text:p text:style-name="P4">You can also ZOOM IN/OUT with the ZOOM tool (Z). Then, inside the tool options, you can put full screen or fit screen. <text:span text:style-name="T1">Otherwise, you can also use the Navigator panel on the right.</text:span></text:p>
        </text:list-item>
        <text:list-item>
          <text:p text:style-name="P3">Holding spacebar + Right click you can drag the file.</text:p>
        </text:list-item>
        <text:list-item>
          <text:p text:style-name="P5">F5 – Brush Settings</text:p>
        </text:list-item>
        <text:list-item>
          <text:p text:style-name="P6">CTRL + SHIFT + N → Create new layer</text:p>
        </text:list-item>
        <text:list-item>
          <text:p text:style-name="P7">CTRL + D → Deselection</text:p>
        </text:list-item>
        <text:list-item>
          <text:p text:style-name="P8">M → Select tool. If you hold SHIFT makes a perfect square</text:p>
        </text:list-item>
        <text:list-item>
          <text:p text:style-name="P9">CTRL + U → Hue/Saturation panel</text:p>
        </text:list-item>
        <text:list-item>
          <text:p text:style-name="P10">Layers: Press ALT and drag to make copy of layer</text:p>
        </text:list-item>
        <text:list-item>
          <text:p text:style-name="P11">Remove head (or other thing) from picture: Object selection tool → Select head → Right click inside selection → Content aware fill → Apply if everything is good.</text:p>
        </text:list-item>
        <text:list-item>
          <text:p text:style-name="P12">CTRL + T → SCALE IMAGE</text:p>
        </text:list-item>
        <text:list-item>
          <text:p text:style-name="P13">For applying filters always conver<text:span text:style-name="T2">t</text:span> layer to a smart object</text:p>
          <text:p text:style-name="P1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4:04:18.982000000</meta:creation-date>
    <meta:editing-duration>PT1H34M33S</meta:editing-duration>
    <meta:editing-cycles>8</meta:editing-cycles>
    <meta:generator>LibreOffice/7.1.5.2$Windows_X86_64 LibreOffice_project/85f04e9f809797b8199d13c421bd8a2b025d52b5</meta:generator>
    <dc:date>2021-09-23T16:19:15.612000000</dc:date>
    <meta:document-statistic meta:table-count="0" meta:image-count="0" meta:object-count="0" meta:page-count="1" meta:paragraph-count="15" meta:word-count="173" meta:character-count="837" meta:non-whitespace-character-count="689"/>
  </office:meta>
</office:document-meta>
</file>